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drawing-page" style:name="a385">
      <style:drawing-page-properties draw:fill="gradient" draw:fill-gradient-name="a38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gradient" draw:fill-gradient-name="a37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8">
      <style:drawing-page-properties draw:fill="gradient" draw:fill-gradient-name="a37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42">
      <style:drawing-page-properties draw:fill="gradient" draw:fill-gradient-name="a34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gradient" draw:fill-gradient-name="a39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39" draw:name="Titel 8" svg:x="0in" svg:y="0in" svg:width="4.71605in" svg:height="2.08546in" presentation:class="title" presentation:placeholder="false">
          <draw:text-box>
            <text:p text:style-name="a338" text:class-names="" text:cond-style-name=""><text:span text:style-name="a337" text:class-names="">Mechanik<text:line-break/></text:span></text:p>
          </draw:text-box>
          <svg:title/>
          <svg:desc/>
        </draw:frame>
        <draw:frame draw:id="id64" presentation:style-name="a340" draw:name="Untertitel 9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2" draw:master-page-name="Master1-Layout2-obj-Titel-und-Inhalt" presentation:presentation-page-layout-name="Master1-PPL2" draw:id="Slide-257">
        <draw:frame draw:id="id65" presentation:style-name="a346" draw:name="Titel 1" svg:x="0.91667in" svg:y="0.39931in" svg:width="11.5in" svg:height="1.44965in" presentation:class="title" presentation:placeholder="false">
          <draw:text-box>
            <text:p text:style-name="a345" text:class-names="" text:cond-style-name=""><text:span text:style-name="a343" text:class-names="">Mechanik - Agenda</text:span><text:span text:style-name="a344" text:class-names=""/></text:p>
          </draw:text-box>
          <svg:title/>
          <svg:desc/>
        </draw:frame>
        <draw:frame draw:id="id66" presentation:style-name="a369" draw:name="Inhaltsplatzhalter 2" svg:x="0.91667in" svg:y="1.99653in" svg:width="11.5in" svg:height="4.75868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7" text:class-names="">Vorstellung von:</text:span></text:p>
              </text:list-item>
            </text:list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Ermittlung der bevorzugten Variante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chließmechanismus (Klemme)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p text:style-name="a357" text:class-names="" text:cond-style-name=""><text:span text:style-name="a356" text:class-names="">Öffnen der Verpackung</text:span></text:p>
                  </text:list-item>
                </text:list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Verteidigung</text:span><text:span text:style-name="a363" text:class-names=""/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</draw:text-box>
          <svg:title/>
          <svg:desc/>
        </draw:frame>
      </draw:page>
      <draw:page draw:name="Slide5" draw:style-name="a371" draw:master-page-name="Master1-Layout2-obj-Titel-und-Inhalt" presentation:presentation-page-layout-name="Master1-PPL2" draw:id="Slide-260">
        <draw:frame draw:id="id67" presentation:style-name="a375" draw:name="Titel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72" text:class-names="">Schließmechanismus</text:span><text:span text:style-name="a373" text:class-names=""/></text:p>
          </draw:text-box>
          <svg:title/>
          <svg:desc/>
        </draw:frame>
        <draw:frame draw:id="id68" presentation:style-name="a376" draw:name="Inhaltsplatzhalter 3" svg:x="0.16052in" svg:y="1.5643in" svg:width="13.0123in" svg:height="4.9793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6" draw:style-name="a378" draw:master-page-name="Master1-Layout2-obj-Titel-und-Inhalt" presentation:presentation-page-layout-name="Master1-PPL2" draw:id="Slide-261">
        <draw:frame draw:id="id69" presentation:style-name="a382" draw:name="Titel 1" svg:x="0.44192in" svg:y="3.02517in" svg:width="11.5in" svg:height="1.44965in" presentation:class="title" presentation:placeholder="false">
          <draw:text-box>
            <text:p text:style-name="a381" text:class-names="" text:cond-style-name=""><text:span text:style-name="a379" text:class-names="">Öffnen der Verpackung</text:span><text:span text:style-name="a380" text:class-names=""/></text:p>
          </draw:text-box>
          <svg:title/>
          <svg:desc/>
        </draw:frame>
        <draw:frame draw:id="id70" draw:style-name="a383" draw:name="Grafik 3" svg:x="6.9596in" svg:y="-0.0109in" svg:width="6.37374in" svg:height="7.51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85" draw:master-page-name="Master1-Layout1-title-Titelfolie" presentation:presentation-page-layout-name="Master1-PPL1" draw:id="Slide-258">
        <draw:frame draw:id="id71" presentation:style-name="a389" draw:name="Titel 3" svg:x="1.66667in" svg:y="3.25971in" svg:width="10in" svg:height="0.98058in" presentation:class="title" presentation:placeholder="false">
          <draw:text-box>
            <text:p text:style-name="a388" text:class-names="" text:cond-style-name=""><text:span text:style-name="a386" text:class-names="">Fragen?</text:span><text:span text:style-name="a387" text:class-names=""/></text:p>
          </draw:text-box>
          <svg:title/>
          <svg:desc/>
        </draw:frame>
      </draw:page>
      <draw:page draw:name="Slide4" draw:style-name="a391" draw:master-page-name="Master1-Layout2-obj-Titel-und-Inhalt" presentation:presentation-page-layout-name="Master1-PPL2" draw:id="Slide-259">
        <draw:frame draw:id="id72" presentation:style-name="a395" draw:name="Titel 1" svg:x="0.91667in" svg:y="1.58072in" svg:width="11.5in" svg:height="4.33856in" presentation:class="title" presentation:placeholder="false">
          <draw:text-box>
            <text:p text:style-name="a394" text:class-names="" text:cond-style-name=""><text:span text:style-name="a392" text:class-names="">Danke für Ihre Aufmerksamkeit!</text:span><text:span text:style-name="a3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0" draw:start-color="#fafafa" draw:end-color="#d7d7d7" draw:start-intensity="100%" draw:end-intensity="100%"/>
    <draw:gradient draw:name="a341" draw:style="linear" draw:angle="0" draw:start-color="#fafafa" draw:end-color="#d7d7d7" draw:start-intensity="100%" draw:end-intensity="100%"/>
    <draw:gradient draw:name="a377" draw:style="linear" draw:angle="0" draw:start-color="#fafafa" draw:end-color="#d7d7d7" draw:start-intensity="100%" draw:end-intensity="100%"/>
    <draw:gradient draw:name="a370" draw:style="linear" draw:angle="0" draw:start-color="#fafafa" draw:end-color="#d7d7d7" draw:start-intensity="100%" draw:end-intensity="100%"/>
    <draw:gradient draw:name="a384" draw:style="linear" draw:angle="0" draw:start-color="#fafafa" draw:end-color="#d7d7d7" draw:start-intensity="100%" draw:end-intensity="100%"/>
    <draw:gradient draw:name="a390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2T19:13:55Z</dc:date>
    <meta:editing-cycles>3</meta:editing-cycles>
    <meta:editing-duration>PT0S</meta:editing-duration>
    <meta:document-statistic meta:paragraph-count="12" meta:word-count="30"/>
  </office:meta>
</office:document-meta>
</file>